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Roboto Mono1" svg:font-family="'Roboto Mono'" style:font-family-generic="modern" style:font-pitch="fixed"/>
    <style:font-face style:name="Roboto Mono" svg:font-family="'Roboto Mon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Roboto Mono2" svg:font-family="'Rob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5.76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5.0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2.838cm" fo:min-width="0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71cm" fo:padding-top="0.145cm" fo:padding-bottom="0.145cm" fo:padding-left="0.27cm" fo:padding-right="0.27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2.76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1.606cm" fo:min-width="0cm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1.435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1.96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5.019cm" fo:min-width="0cm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3.312cm" fo:min-width="0cm" fo:padding-top="0.145cm" fo:padding-bottom="0.145cm" fo:padding-left="0.27cm" fo:padding-right="0.27cm"/>
    </style:style>
    <style:style style:name="P1" style:family="paragraph">
      <style:paragraph-properties fo:text-align="center" style:writing-mode="lr-tb"/>
      <style:text-properties style:font-name="Roboto Mono" fo:font-size="18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style:font-name="Roboto Mono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Roboto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cm" svg:height="2.1cm" svg:x="10.9cm" svg:y="7.9cm">
          <text:p text:style-name="P1"><text:span text:style-name="T1">f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2.1cm" svg:x="5.3cm" svg:y="7.9cm">
          <text:p text:style-name="P1"><text:span text:style-name="T1">f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3.3cm" draw:transform="rotate (-1.5707963267949) translate (8.6cm 7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5.325cm" svg:y="6.2cm">
          <text:p text:style-name="P1"><text:span text:style-name="T1">p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3.3cm" draw:transform="rotate (-1.5707963267949) translate (11.9cm 7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8.625cm" svg:y="6.2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cm" svg:y1="7.9cm" svg:x2="8.6cm" svg:y2="10cm">
          <text:p/>
        </draw:line>
        <draw:line draw:style-name="gr5" draw:text-style-name="P4" draw:layer="layout" svg:x1="11.9cm" svg:y1="7.9cm" svg:x2="11.9cm" svg:y2="10cm">
          <text:p/>
        </draw:line>
        <draw:custom-shape draw:style-name="gr3" draw:text-style-name="P3" draw:layer="layout" svg:width="0.5cm" svg:height="3.3cm" draw:transform="rotate (-1.5707963267949) translate (15.2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11.925cm" svg:y="6.211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3.3cm" draw:transform="rotate (-1.5707963267949) translate (18.5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15.225cm" svg:y="6.211cm">
          <text:p text:style-name="P1"><text:span text:style-name="T1">p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.1cm" svg:x="17.2cm" svg:y="7.9cm">
          <text:p text:style-name="P1"><text:span text:style-name="T1">f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2cm" draw:transform="rotate (-1.5707963267949) translate (20.5cm 7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1.975cm" svg:height="1cm" svg:x="18.525cm" svg:y="6.2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2cm" svg:y1="7.9cm" svg:x2="15.2cm" svg:y2="10cm">
          <text:p/>
        </draw:line>
        <draw:line draw:style-name="gr5" draw:text-style-name="P4" draw:layer="layout" svg:x1="18.5cm" svg:y1="7.9cm" svg:x2="18.5cm" svg:y2="10cm">
          <text:p/>
        </draw:line>
        <draw:custom-shape draw:style-name="gr1" draw:text-style-name="P2" draw:layer="layout" svg:width="6.3cm" svg:height="2.1cm" svg:x="10.6cm" svg:y="12.1cm">
          <text:p text:style-name="P1"><text:span text:style-name="T1">f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2" draw:layer="layout" svg:width="3.3cm" svg:height="2.1cm" svg:x="5.4cm" svg:y="7.9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.1cm" svg:x="2.1cm" svg:y="7.9cm">
          <text:p text:style-name="P1"><text:span text:style-name="T1">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3.2cm" svg:y1="11.6cm" svg:x2="13.2cm" svg:y2="13.7cm">
          <text:p/>
        </draw:line>
        <draw:line draw:style-name="gr5" draw:text-style-name="P4" draw:layer="layout" svg:x1="8.7cm" svg:y1="7.9cm" svg:x2="8.7cm" svg:y2="10cm">
          <text:p/>
        </draw:line>
        <draw:custom-shape draw:style-name="gr6" draw:text-style-name="P2" draw:layer="layout" svg:width="3.3cm" svg:height="2.1cm" svg:x="19.4cm" svg:y="7.9cm">
          <text:p text:style-name="P1"><text:span text:style-name="T1">fm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cm" svg:y1="7.9cm" svg:x2="12cm" svg:y2="10cm">
          <text:p/>
        </draw:line>
        <draw:line draw:style-name="gr5" draw:text-style-name="P4" draw:layer="layout" svg:x1="20.7cm" svg:y1="7.9cm" svg:x2="20.7cm" svg:y2="10cm">
          <text:p/>
        </draw:line>
        <draw:custom-shape draw:style-name="gr9" draw:text-style-name="P2" draw:layer="layout" svg:width="2.5cm" svg:height="2.1cm" svg:x="13.2cm" svg:y="7.9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7.4cm" svg:y1="7.889cm" svg:x2="17.4cm" svg:y2="9.989cm">
          <text:p/>
        </draw:line>
        <draw:custom-shape draw:style-name="gr10" draw:text-style-name="P3" draw:layer="layout" svg:width="0.5cm" svg:height="5.601cm" draw:transform="rotate (-1.5707963267949) translate (7.7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3.274cm" svg:y="6.2cm">
          <text:p text:style-name="P1"><text:span text:style-name="T1">f0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cm" svg:height="3.8cm" draw:transform="rotate (-1.5707963267949) translate (11.5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7.975cm" svg:y="6.211cm">
          <text:p text:style-name="P1"><text:span text:style-name="T1">f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2cm" draw:transform="rotate (-1.5707963267949) translate (22.699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1.975cm" svg:height="1cm" svg:x="20.724cm" svg:y="6.211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5cm" svg:height="1cm" svg:x="17.424cm" svg:y="6.21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.1cm" svg:x="8.7cm" svg:y="7.9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.1cm" svg:x="16.1cm" svg:y="7.9cm">
          <text:p text:style-name="P1"><text:span text:style-name="T1">pm-1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4cm" svg:y1="7.9cm" svg:x2="19.4cm" svg:y2="10cm">
          <text:p/>
        </draw:line>
        <draw:line draw:style-name="gr5" draw:text-style-name="P4" draw:layer="layout" svg:x1="22.7cm" svg:y1="7.9cm" svg:x2="22.7cm" svg:y2="10cm">
          <text:p/>
        </draw:line>
      </draw:page>
      <draw:page draw:name="page3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Roboto Mono1" svg:font-family="'Roboto Mono'" style:font-family-generic="modern" style:font-pitch="fixed"/>
    <style:font-face style:name="Roboto Mono" svg:font-family="'Roboto Mon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Roboto Mono2" svg:font-family="'Rob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7T12:03:48.469000000</meta:creation-date>
    <dc:date>2021-01-18T19:34:48.283000000</dc:date>
    <meta:editing-duration>P1DT5H48M39S</meta:editing-duration>
    <meta:editing-cycles>6</meta:editing-cycles>
    <meta:generator>LibreOffice/6.4.5.2$Windows_X86_64 LibreOffice_project/a726b36747cf2001e06b58ad5db1aa3a9a1872d6</meta:generator>
    <meta:document-statistic meta:object-count="38"/>
  </office:meta>
</office:document-meta>
</file>